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20pt" style:font-size-asian="17.5pt" style:font-size-complex="20pt"/>
    </style:style>
    <style:style style:name="T1" style:family="text">
      <style:text-properties officeooo:rsid="001ed9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Qui est Jean Valjean ? /<text:span text:style-name="T1">2</text:span></text:p>
      <text:p text:style-name="P1"/>
      <text:p text:style-name="P1">2) Qui est le personnage qui entraîne le changement de comportement de Jean Valjean ? /<text:span text:style-name="T1">1</text:span></text:p>
      <text:p text:style-name="P1"/>
      <text:p text:style-name="P1">3) Comment ? /<text:span text:style-name="T1">2</text:span></text:p>
      <text:p text:style-name="P1"/>
      <text:p text:style-name="P1">4) Qui est M. Madeleine ? Qu'a-t-il accompli dans le village où il s'est installé ? /<text:span text:style-name="T1">2</text:span></text:p>
      <text:p text:style-name="P1"/>
      <text:p text:style-name="P1">5) Quel est le nom de la bataille napoléonienne où se serait illustré Thénardier ? /<text:span text:style-name="T1">1</text:span></text:p>
      <text:p text:style-name="P1"/>
      <text:p text:style-name="P1">6) Quel est son « exploit » ? Sa <text:s/>gloire est-elle justifiée ? /<text:span text:style-name="T1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mic Sans MS" svg:font-family="'Comic Sans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8T16:53:33.96</meta:creation-date>
    <dc:date>2013-02-10T22:59:35</dc:date>
    <meta:editing-duration>PT10M35S</meta:editing-duration>
    <meta:editing-cycles>2</meta:editing-cycles>
    <meta:generator>LibreOffice/4.0.0.3$Linux_X86_64 LibreOffice_project/7545bee9c2a0782548772a21bc84a9dcc583b89</meta:generator>
    <meta:document-statistic meta:table-count="0" meta:image-count="0" meta:object-count="0" meta:page-count="1" meta:paragraph-count="6" meta:word-count="74" meta:character-count="366" meta:non-whitespace-character-count="297"/>
  </office:meta>
</office:document-meta>
</file>